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20.3mm"/>
    </style:style>
    <style:style style:name="co5" style:family="table-column">
      <style:table-column-properties fo:break-before="auto" style:column-width="18.82mm"/>
    </style:style>
    <style:style style:name="co6" style:family="table-column">
      <style:table-column-properties fo:break-before="auto" style:column-width="15.4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8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 fo:wrap-option="wrap" style:vertical-align="middle"/>
      <style:text-properties fo:language="en" fo:country="GB"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language="en" fo:country="GB"/>
    </style:style>
    <style:style style:name="ce3" style:family="table-cell" style:parent-style-name="Default">
      <style:table-cell-properties fo:background-color="#000000" style:vertical-align="middle"/>
      <style:text-properties fo:language="en" fo:country="GB"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middle"/>
      <style:text-properties fo:language="en" fo:country="G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49" table:default-cell-style-name="ce2"/>
        <table:table-row table:style-name="ro3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Status types</text:p>
          </table:table-cell>
          <table:table-cell table:style-name="ce1" office:value-type="string" calcext:value-type="string">
            <text:p>Directions</text:p>
          </table:table-cell>
          <table:table-cell table:style-name="ce1" office:value-type="string" calcext:value-type="string">
            <text:p>Animation steps</text:p>
          </table:table-cell>
          <table:table-cell table:style-name="ce1" office:value-type="string" calcext:value-type="string">
            <text:p>Sum of images</text:p>
          </table:table-cell>
          <table:table-cell table:style-name="ce1"/>
          <table:table-cell table:style-name="ce1" office:value-type="string" calcext:value-type="string">
            <text:p>Remaining</text:p>
          </table:table-cell>
          <table:table-cell table:style-name="ce1" table:number-columns-repeated="249"/>
        </table:table-row>
        <table:table-row table:style-name="ro2">
          <table:table-cell office:value-type="string" calcext:value-type="string">
            <text:p>McMinos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table:formula="of:=[.D2] * [.C2]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table:style-name="ce4" table:formula="of:=[.E2]-[.F2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cMinos</text:p>
          </table:table-cell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table:formula="of:=[.D3] * [.C3]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table:style-name="ce4" table:formula="of:=[.E3]-[.F3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cMinos</text:p>
          </table:table-cell>
          <table:table-cell office:value-type="string" calcext:value-type="string">
            <text:p>poiso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4] * [.C4]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table:style-name="ce4" table:formula="of:=[.E4]-[.F4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cMinos</text:p>
          </table:table-cell>
          <table:table-cell office:value-type="string" calcext:value-type="string">
            <text:p>drun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table:formula="of:=[.D5] * [.C5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5]-[.F5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cMinos</text:p>
          </table:table-cell>
          <table:table-cell office:value-type="string" calcext:value-type="string">
            <text:p>cloak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6] * [.C6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6]-[.F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host 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7] * [.C7]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table:style-name="ce4" table:formula="of:=[.E7]-[.F7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host 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8] * [.C8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8]-[.F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host 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9] * [.C9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9]-[.F9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host 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10] * [.C10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10]-[.F10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umping Pill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11] * [.C11]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table:style-name="ce4" table:formula="of:=[.E11]-[.F11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D12] * [.C12]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4" table:formula="of:=[.E12]-[.F12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style “Castle”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D13] * [.C13]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4" table:formula="of:=[.E13]-[.F13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indestructab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D14] * [.C14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14]-[.F14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default, bomb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D15] * [.C15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15]-[.F15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“Castle”, bomb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D16] * [.C16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16]-[.F1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oors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D17] * [.C17]" office:value-type="boolean" office:boolean-value="true" calcext:value-type="boolean">
            <text:p>WAHR</text:p>
          </table:table-cell>
          <table:table-cell office:value-type="float" office:value="4" calcext:value-type="float">
            <text:p>4</text:p>
          </table:table-cell>
          <table:table-cell table:style-name="ce4" table:formula="of:=[.E17]-[.F17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oors</text:p>
          </table:table-cell>
          <table:table-cell office:value-type="string" calcext:value-type="string">
            <text:p>bomb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D18] * [.C18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18]-[.F1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rrow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D19] * [.C19]" office:value-type="boolean" office:boolean-value="true" calcext:value-type="boolean">
            <text:p>WAHR</text:p>
          </table:table-cell>
          <table:table-cell office:value-type="float" office:value="4" calcext:value-type="float">
            <text:p>4</text:p>
          </table:table-cell>
          <table:table-cell table:style-name="ce4" table:formula="of:=[.E19]-[.F19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rrow</text:p>
          </table:table-cell>
          <table:table-cell office:value-type="string" calcext:value-type="string">
            <text:p>rotat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table:formula="of:=[.D20] * [.C20]" office:value-type="boolean" office:boolean-value="true" calcext:value-type="boolean">
            <text:p>WAHR</text:p>
          </table:table-cell>
          <table:table-cell office:value-type="float" office:value="4" calcext:value-type="float">
            <text:p>4</text:p>
          </table:table-cell>
          <table:table-cell table:style-name="ce4" table:formula="of:=[.E20]-[.F20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mb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21] * [.C21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21]-[.F21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mb</text:p>
          </table:table-cell>
          <table:table-cell office:value-type="string" calcext:value-type="string">
            <text:p>fus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" table:formula="of:=[.D22] * [.C22]" office:value-type="boolean" office:boolean-value="true" calcext:value-type="boolean">
            <text:p>WAHR</text:p>
          </table:table-cell>
          <table:table-cell office:value-type="float" office:value="16" calcext:value-type="float">
            <text:p>16</text:p>
          </table:table-cell>
          <table:table-cell table:style-name="ce4" table:formula="of:=[.E22]-[.F22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mb</text:p>
          </table:table-cell>
          <table:table-cell office:value-type="string" calcext:value-type="string">
            <text:p>explodin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table:formula="of:=[.D23] * [.C23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3]-[.F23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ynamit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24] * [.C24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4]-[.F24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ynamite</text:p>
          </table:table-cell>
          <table:table-cell office:value-type="string" calcext:value-type="string">
            <text:p>fu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25] * [.C25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5]-[.F25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ynamite</text:p>
          </table:table-cell>
          <table:table-cell office:value-type="string" calcext:value-type="string">
            <text:p>explod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26] * [.C26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6]-[.F2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in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27] * [.C27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7]-[.F27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ine</text:p>
          </table:table-cell>
          <table:table-cell office:value-type="string" calcext:value-type="string">
            <text:p>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28] * [.C28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8]-[.F2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ine</text:p>
          </table:table-cell>
          <table:table-cell office:value-type="string" calcext:value-type="string">
            <text:p>explod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D29] * [.C29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29]-[.F29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ill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0] * [.C30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0]-[.F30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Appl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1] * [.C31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1]-[.F31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Chocolat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2] * [.C32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2]-[.F32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Cooki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3] * [.C33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3]-[.F33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Milk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4] * [.C34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4]-[.F34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Snail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5] * [.C35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35]-[.F35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Meat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6] * [.C36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36]-[.F3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 Pill Bonbon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7] * [.C37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37]-[.F37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Poison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8] * [.C38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8]-[.F3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ushroom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39] * [.C39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39]-[.F39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ntidot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0] * [.C40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0]-[.F40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Whiskey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1] * [.C41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1]-[.F41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2] * [.C42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2]-[.F42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Umbrella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3] * [.C43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3]-[.F43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dder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4] * [.C44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44]-[.F44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irror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5] * [.C45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5]-[.F45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6] * [.C46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6]-[.F4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Cloak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7] * [.C47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7]-[.F47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8] * [.C48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48]-[.F4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Teleporter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D49] * [.C49]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4" table:formula="of:=[.E49]-[.F49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Teleporter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table:formula="of:=[.D50] * [.C50]" office:value-type="boolean" office:boolean-value="true" calcext:value-type="boolean">
            <text:p>WAHR</text:p>
          </table:table-cell>
          <table:table-cell office:value-type="float" office:value="14" calcext:value-type="float">
            <text:p>14</text:p>
          </table:table-cell>
          <table:table-cell table:style-name="ce4" table:formula="of:=[.E50]-[.F50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1] * [.C51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1]-[.F51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size 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2] * [.C52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2]-[.F52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size 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3] * [.C53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3]-[.F53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size 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4] * [.C54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4]-[.F54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size 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5] * [.C55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5]-[.F55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size 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6] * [.C56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6]-[.F5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ield Skull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7] * [.C57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7]-[.F57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ield Speed Up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8] * [.C58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8]-[.F5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ield Speed Down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59] * [.C59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59]-[.F59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ield Speed Default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0] * [.C60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60]-[.F60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ield Rock M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1] * [.C61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61]-[.F61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nus Money Bag (Sack)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2] * [.C62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62]-[.F62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nus Piggy Bank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3] * [.C63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63]-[.F63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nus Treasure Chest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4] * [.C64]" office:value-type="boolean" office:boolean-value="true" calcext:value-type="boolean">
            <text:p>WAHR</text:p>
          </table:table-cell>
          <table:table-cell table:style-name="ce4" table:formula="of:=[.E64] * [.D64]" office:value-type="boolean" office:boolean-value="true" calcext:value-type="boolean">
            <text:p>WAHR</text:p>
          </table:table-cell>
          <table:table-cell table:style-name="ce4" table:formula="of:=[.F64] * [.E64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Time Bonus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5] * [.C65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F65] * [.E65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Cross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6] * [.C66]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style-name="ce4" table:formula="of:=[.E66]-[.F66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ackground</text:p>
          </table:table-cell>
          <table:table-cell office:value-type="string" calcext:value-type="string">
            <text:p>divers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D67] * [.C67]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4" table:formula="of:=[.E67]-[.F67]" office:value-type="boolean" office:boolean-value="false" calcext:value-type="boolean">
            <text:p>FALSCH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Icon Missing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68] * [.C68]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style-name="ce4" table:formula="of:=[.E68]-[.F68]" office:value-type="boolean" office:boolean-value="true" calcext:value-type="boolean">
            <text:p>WAHR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3" table:number-columns-repeated="3"/>
          <table:table-cell table:style-name="ce3" table:formula="of:=SUM([.E2:.E69])" office:value-type="float" office:value="493" calcext:value-type="float">
            <text:p>493</text:p>
          </table:table-cell>
          <table:table-cell table:style-name="ce3" table:formula="of:=SUM([.F2:.F69])" office:value-type="float" office:value="222" calcext:value-type="float">
            <text:p>222</text:p>
          </table:table-cell>
          <table:table-cell table:style-name="ce3" table:formula="of:=SUM([.G2:.G69])" office:value-type="float" office:value="271" calcext:value-type="float">
            <text:p>271</text:p>
          </table:table-cell>
          <table:table-cell table:style-name="ce3" table:number-columns-repeated="249"/>
        </table:table-row>
        <table:table-row table:style-name="ro2" table:number-rows-repeated="654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4.99mm" fo:margin-right="1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Graphical Elements in McMinos</text:span></text:p>
      </style:header>
      <style:header-left style:display="false"/>
      <style:footer>
        <style:region-left>
          <text:p><text:span text:style-name="MT2">Last changes: </text:span><text:span text:style-name="MT2"><text:date style:data-style-name="N2" text:date-value="2015-09-11">00.00.0000</text:date></text:span><text:span text:style-name="MT2"> </text:span><text:span text:style-name="MT2"><text:time style:data-style-name="N2" text:time-value="23:13:34.652321383">00:00:00</text:time></text:span></text:p>
        </style:region-left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.00.0000</text:date>, <text:time style:data-style-name="N2" text:time-value="23:13:34.6576088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Andreas Neudecker</meta:initial-creator>
    <meta:creation-date>2010-04-10T18:56:18</meta:creation-date>
    <dc:creator>Andreas Neudecker</dc:creator>
    <dc:date>2015-09-11T23:18:54.803615801</dc:date>
    <meta:editing-cycles>22</meta:editing-cycles>
    <meta:editing-duration>PT2H42M39S</meta:editing-duration>
    <meta:document-statistic meta:table-count="3" meta:cell-count="479" meta:object-count="0"/>
    <meta:user-defined meta:name="Info 1"/>
    <meta:user-defined meta:name="Info 2"/>
    <meta:user-defined meta:name="Info 3"/>
    <meta:user-defined meta:name="Info 4"/>
  </office:meta>
</office:document-meta>
</file>